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rsid="001fa275" officeooo:paragraph-rsid="001fa275"/>
    </style:style>
    <style:style style:name="P2" style:family="paragraph" style:parent-style-name="Heading_20_2">
      <style:text-properties officeooo:rsid="00221041" officeooo:paragraph-rsid="00221041"/>
    </style:style>
    <style:style style:name="P3" style:family="paragraph" style:parent-style-name="Heading_20_2">
      <style:text-properties officeooo:paragraph-rsid="001fa275"/>
    </style:style>
    <style:style style:name="P4" style:family="paragraph" style:parent-style-name="Heading_20_3">
      <style:text-properties officeooo:rsid="00221041" officeooo:paragraph-rsid="00221041"/>
    </style:style>
    <style:style style:name="P5" style:family="paragraph" style:parent-style-name="Heading_20_3">
      <style:text-properties officeooo:paragraph-rsid="00221041"/>
    </style:style>
    <style:style style:name="P6" style:family="paragraph" style:parent-style-name="Text_20_body">
      <style:text-properties officeooo:rsid="00221041" officeooo:paragraph-rsid="00221041"/>
    </style:style>
    <style:style style:name="P7" style:family="paragraph" style:parent-style-name="Text_20_body">
      <style:text-properties officeooo:rsid="001fa275" officeooo:paragraph-rsid="00221041"/>
    </style:style>
    <style:style style:name="T1" style:family="text">
      <style:text-properties officeooo:rsid="001fa275"/>
    </style:style>
    <style:style style:name="T2" style:family="text">
      <style:text-properties officeooo:rsid="002210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Justifications:</text:h>
      <text:p text:style-name="P6">Django v flask</text:p>
      <text:p text:style-name="P6">other technolagyies</text:p>
      <text:h text:style-name="P2" text:outline-level="2">how done:</text:h>
      <text:p text:style-name="P6">Agile</text:p>
      <text:p text:style-name="P6">testing strat</text:p>
      <text:p text:style-name="P6">documentation strat</text:p>
      <text:p text:style-name="P6">why these didn’t work</text:p>
      <text:h text:style-name="P4" text:outline-level="3">The code</text:h>
      <text:p text:style-name="P6">Structure of how it works</text:p>
      <text:p text:style-name="P6">model:</text:p>
      <text:p text:style-name="P6"><text:tab/>how validation</text:p>
      <text:p text:style-name="P6">view:</text:p>
      <text:p text:style-name="P6"><text:tab/>on the fly</text:p>
      <text:p text:style-name="P6"><text:tab/>responding to ajax</text:p>
      <text:p text:style-name="P6">template:</text:p>
      <text:p text:style-name="P6"><text:tab/>issues with javascript</text:p>
      <text:p text:style-name="P6"><text:tab/>sending ajax</text:p>
      <text:p text:style-name="P6"><text:tab/>issues with table livery</text:p>
      <text:p text:style-name="P6"><text:tab/>how achieved validation </text:p>
      <text:p text:style-name="P7"/>
      <text:h text:style-name="P5" text:outline-level="3"><text:span text:style-name="T2">how things changed</text:span></text:h>
      <text:p text:style-name="P6">Meeting with simon</text:p>
      <text:p text:style-name="P6">scoring mis-understanding</text:p>
      <text:p text:style-name="P6">second feedback</text:p>
      <text:h text:style-name="P3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1T17:59:42.699000000</dc:date>
    <meta:editing-duration>PT39M51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24" meta:word-count="57" meta:character-count="375" meta:non-whitespace-character-count="334"/>
  </office:meta>
</office:document-meta>
</file>